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7455" officeooo:paragraph-rsid="000f745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820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text:span text:style-name="T1"> Diagrama logico de dados</text:span></text:p>
      <text:p text:style-name="P1">2)<text:span text:style-name="T1"> 4 entidades. Equipe, Jogador, Partida, Info.</text:span></text:p>
      <text:p text:style-name="P1">3)<text:span text:style-name="T1"> 5</text:span></text:p>
      <text:p text:style-name="P1">4) <text:span text:style-name="T1">3º forma normal. O projeto parece está na 3º forma normal, porque todos os atributos são indivisiveis, todos os atributos não chave dependem da chave primaria por completo e </text:span><text:span text:style-name="T2">um atributos não chave não dependem de qualquer outro atributo não chav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20:37:30.832004469</meta:creation-date>
    <dc:date>2025-04-02T20:52:52.417365945</dc:date>
    <meta:editing-duration>PT5M1S</meta:editing-duration>
    <meta:editing-cycles>1</meta:editing-cycles>
    <meta:document-statistic meta:table-count="0" meta:image-count="0" meta:object-count="0" meta:page-count="1" meta:paragraph-count="4" meta:word-count="56" meta:character-count="328" meta:non-whitespace-character-count="276"/>
    <meta:generator>LibreOffice/7.3.7.2$Linux_X86_64 LibreOffice_project/30$Build-2</meta:generator>
  </office:meta>
</office:document-meta>
</file>